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WITNESS ABOUT GOD (101: 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WITNESS ABOUT GOD (101: 1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sings of God's love (101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testifies to God's justice (101:1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e praises God (101:1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101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DAVID'S WITNESS ABOUT GOD (101: 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DAVID'S WALK WITH GOD (101:2-7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DAVID'S WALK WITH GOD (101:2-7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In his private life (101:2-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In his public life (101:3-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In his public life (101:3-7)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David vows to forsake the godless (101:3-5, 7).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David vows to forsake the godless (101:3-5, 7).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will have no part in their wicked works (101:3-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will take no part in their wicked words (101:5, 7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In his public life (101:3-7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David vows to forsake the godless (101:3-5, 7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David vows to fellowship with the godly (101: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DAVID'S WALK WITH GOD (101:2-7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In his private life (101:2-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In his public life (101:3-7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PSALM 101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DAVID'S WITNESS ABOUT GOD (101: 1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DAVID'S WALK WITH GOD (101:2-7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DAVID'S WARFARE FOR GOD (101: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1 </dc:title>
    <meta:initial-creator>David STRICKLAND</meta:initial-creator>
    <dc:creator>David STRICKLAND</dc:creator>
    <meta:creation-date>2020-02-22T19:34:11Z</meta:creation-date>
    <dc:date>2020-02-22T19:34:12Z</dc:date>
    <meta:template xlink:href="BibleStudy" xlink:type="simple"/>
    <meta:editing-cycles>1</meta:editing-cycles>
    <meta:editing-duration>PT0S</meta:editing-duration>
    <meta:document-statistic meta:paragraph-count="27" meta:word-count="225"/>
  </office:meta>
</office:document-meta>
</file>